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4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92.39mm"/>
    </style:style>
    <style:style style:name="co4" style:family="table-column">
      <style:table-column-properties fo:break-before="auto" style:column-width="68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4" office:value-type="string" calcext:value-type="string">
            <text:p>Type </text:p>
          </table:table-cell>
          <table:table-cell table:style-name="ce4" office:value-type="string" calcext:value-type="string">
            <text:p>Domaine</text:p>
          </table:table-cell>
          <table:table-cell table:style-name="ce5" office:value-type="string" calcext:value-type="string">
            <text:p>Do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Varchar </text:p>
          </table:table-cell>
          <table:table-cell/>
          <table:table-cell office:value-type="string" calcext:value-type="string">
            <text:p>Nom des Serv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Li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loc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Cha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tag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Aile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Ouest,Sud,Est,N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o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dique si un lit est occupé ou n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Secu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ité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Patient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nomPatient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férieur ou égal à la date actuel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essePatient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° voie Code postal ville Pa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Patient</text:p>
          </table:table-cell>
          <table:table-cell office:value-type="string" calcext:value-type="string">
            <text:p>Varchar </text:p>
          </table:table-cell>
          <table:table-cell/>
          <table:table-cell office:value-type="string" calcext:value-type="string">
            <text:p>de type : <text:span text:style-name="T1">+33</text:span> 6 00 00 00 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Entré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actuel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Sorti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upérieur à la date d‘entrée et null à la cré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Adhéra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°Adhérant mutuel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atutPatient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ntrant, Diagnostic, Archivé, Nom du service actuel</text:p>
          </table:table-cell>
          <table:table-cell office:value-type="string" calcext:value-type="string">
            <text:p>Nom du service correspond au service où se trouve le pat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Maladie</text:p>
          </table:table-cell>
          <table:table-cell office:value-type="string" calcext:value-type="string">
            <text:p>Varchar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Malad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Traite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raitement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Application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tTraitemen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quête, Disponible,Livré, Appliqu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Médica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Médicament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eActif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ckMedicam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mbre de médicament disponible en st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Employ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Employé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nomEmployé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ti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Médecin,Infirmier, Accueil, Pharmacien, Gestionn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Haché avant d’être stock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DePass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Haché avant d’être stock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Maladie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4:08:01.706087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0-15T15:27:46.497516169</dc:date>
    <meta:editing-duration>PT4H33M35S</meta:editing-duration>
    <meta:editing-cycles>4</meta:editing-cycles>
    <meta:generator>LibreOffice/5.1.6.2$Linux_X86_64 LibreOffice_project/10m0$Build-2</meta:generator>
    <meta:document-statistic meta:table-count="1" meta:cell-count="90" meta:object-count="0"/>
  </office:meta>
</office:document-meta>
</file>